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1" style:num-suffix=".">
        <style:list-level-properties text:space-before="0.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level-style-number text:level="11" text:style-name="Numbering_20_Symbols" style:num-format="1" text:start-value="1" style:num-suffix=".">
        <style:list-level-properties text:space-before="2.7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office:automatic-styles>
  <office:body>
    <office:text>
      <text:p text:style-name="Text_20_body">search_result : search result no_feed_items_label : There is currently no results with your chosen settings. Please tap to revise and change them review_sources_for_feed : Please review sources you want for your feed dashboard : Dashboard delete : Delete results : results you_have_added_new_item : You have added a new item. text_item_has_to_be_longer : The item text has to be longer than that title_activity_tour : Tour feeds : Dashboard view_all_checlists : View all the checklists you’ve started and see your progress app_name : Umbrella log_out : Log out check_lists_total : Check lists total tour_slide_3_text : Use checklists to mark your progress you_have_successfully_set_your_password : You have successfully set your password. hours : hours content_reset_to_default : Content reset to default beginner : Beginner btn_skip : Accept yes : Yes feed_sources : Feed sources terms_conditions : Terms and Conditions set_password_body : Your password must be at least 8 characters long and must contain at least one digit and one capital letter\n action_finish : Finish thank_you : Thank You half_hour : 30 min hour : hour licences : Licences terms_html :</text:p>
      <text:p text:style-name="Text_20_body"><text:span text:style-name="T1">Most</text:span><text:span text:style-name="T2"> </text:span><text:span text:style-name="T3">important</text:span><text:span text:style-name="T4"> </text:span><text:span text:style-name="T5">Terms</text:span><text:span text:style-name="T6"> </text:span><text:span text:style-name="T7">and</text:span><text:span text:style-name="T8"> </text:span><text:span text:style-name="T9">Privacy</text:span><text:span text:style-name="T10"> </text:span><text:span text:style-name="T11">points</text:span></text:p>
      <text:p text:style-name="Text_20_body">Terms of Service and Privacy Policies are important. You should always know what you’re agreeing to, so you should always read the terms and conditions carefully. You can read ours in full <text:a xlink:type="simple" xlink:href="'https://secfirst.org/terms.html'" office:name=""><text:span text:style-name="Definition">here.</text:span></text:a></text:p>
      <text:p text:style-name="Text_20_body">That said, we know people don’t usually read them all that carefully, so we’ve outlined the main points of ours below.</text:p>
      <text:p text:style-name="Text_20_body">•   <text:span text:style-name="T12">We</text:span><text:span text:style-name="T13"> </text:span><text:span text:style-name="T14">don’t</text:span><text:span text:style-name="T15"> </text:span><text:span text:style-name="T16">take</text:span><text:span text:style-name="T17"> </text:span><text:span text:style-name="T18">your</text:span><text:span text:style-name="T19"> </text:span><text:span text:style-name="T20">data</text:span> – We take your security and privacy very seriously. That’s why we don’t take any personal data from you and you stay anonymous. We don’t have access to anything you store or input into the app – that information is only stored on your device. (This means that we can’t recover your data if you accidently delete it or forget your password.) We can’t see anything about you, so no one else can either.</text:p>
      <text:p text:style-name="Text_20_body">•   <text:span text:style-name="T21">We</text:span><text:span text:style-name="T22"> </text:span><text:span text:style-name="T23">don’t</text:span><text:span text:style-name="T24"> </text:span><text:span text:style-name="T25">track</text:span><text:span text:style-name="T26"> </text:span><text:span text:style-name="T27">you</text:span> – If you want to use the dashboard to get up-to-date information on risks in your area, you just enter the city – we don’t track your location. Ever.</text:p>
      <text:p text:style-name="Text_20_body">•   <text:span text:style-name="T28">We</text:span><text:span text:style-name="T29"> </text:span><text:span text:style-name="T30">recommend</text:span><text:span text:style-name="T31"> </text:span><text:span text:style-name="T32">you</text:span><text:span text:style-name="T33"> </text:span><text:span text:style-name="T34">use</text:span><text:span text:style-name="T35"> </text:span><text:span text:style-name="T36">a</text:span><text:span text:style-name="T37"> </text:span><text:span text:style-name="T38">password</text:span> – If you want to save your checklists and keep an eye on your progress, we recommend you put a password on the app. This will encrypt the app. If someone gets their hands on your phone you don’t want them knowing which security protocols you’ve implemented and which you haven’t. We haven’t made this compulsory in case you weren’t storing much, but we think you’re better safe than sorry.</text:p>
      <text:p text:style-name="Text_20_body">•   <text:span text:style-name="T39">We’re</text:span><text:span text:style-name="T40"> </text:span><text:span text:style-name="T41">not</text:span><text:span text:style-name="T42"> </text:span><text:span text:style-name="T43">liable</text:span> – Umbrella is an app full of advice on what to do in risky situations. This advice may not always apply and you should consider all potential risks, use a wide range of advice, and use your own judgement before deciding what to do. We hope you’ll understand that we are not liable or responsible for the actions you take – basically that whatever you do is done at your own risk.</text:p>
      <text:p text:style-name="Text_20_body">•   <text:span text:style-name="T44">It’s</text:span><text:span text:style-name="T45"> </text:span><text:span text:style-name="T46">free</text:span> – Umbrella is free to use and there are no advertisements. Its development is supported by grants and training revenue. Like us, almost all the tools we recommend are free, open-source, and where appropriate, end-to-end encrypted.</text:p>
      <text:p text:style-name="Text_20_body">my_checklists : My Checklists current_location : Current location skip_password_warning : Are you sure you want to continue using the app without setting the password?\n\nThis significantly diminishes your safety in regards with any identifiable data you input into Umbrella btn_login : Login hello_blank_fragment : Hello blank fragment action_search : Search total_done : Total done add_new_checkitem : Add a new check item click_to_add_new_tasks : Click here to add new tasks – you’ll need to create a password for this! refresh_umbrella_data : Refresh from the server advanced : Advanced select_feed_sources : Select The Feed Sources country_selected : Country selected set_password_title : Set your password log_in : Log In password_one_small : Password must have at least one small letter password_too_short : Password too short search : Search title_activity_lesson : LessonActivity title_activity_about : Licences filled : filled pw_hint : Password lat_updated : Last updated no_network_message : No network connection available. Please try again later. search_query_needs_to_be_at_least : The search query needs to be at least 3 characters long password_one_digit : Password must have at least one digit cancel : Cancel action_next : Next reset_password_text : Are you sure you want to reset your password? This also means losing any data you might have entered so far\n open_drawer : Open my_security : My Security click_here_to_change_level : Click here to change level checking_for_updates : Checking for updates section1_tab_title2 : Case Study mark_off_tasks : Mark off tasks as you complete them\n\nHold down on a task to delete or disable it reset_password : Reset Password password_one_capital : Password must have at least one capital letter tour_slide_1_text : Umbrella makes your security simple section1_tab_title1 : Lesson swipe_to_view_menu : Click here or swipe from the side of your screen to view the menu at any time tour_slide_2_text : Get advice on everything from sending a secure email to safe travel thank_you_html :</text:p>
      <text:h text:style-name="Heading_20_2" text:outline-level="2">THANK YOU</text:h>
      <text:p text:style-name="First_20_paragraph">Umbrella would not be possible without the work, advice, friendship and cups of tea from our friends at:<text:line-break/>Amnesty International</text:p>
      <text:p text:style-name="Text_20_body">Ashoka Foundation</text:p>
      <text:p text:style-name="Text_20_body">CARE International</text:p>
      <text:p text:style-name="Text_20_body">Centre for Safety and Development</text:p>
      <text:p text:style-name="Text_20_body">Committee to Project Journalists</text:p>
      <text:p text:style-name="Text_20_body">Dart Center for Journalism and Trauma</text:p>
      <text:p text:style-name="Text_20_body">Electronic Frontier Foundation</text:p>
      <text:p text:style-name="Text_20_body">European Commission\'s Humanitarian Aid and Civil Protection Department</text:p>
      <text:p text:style-name="Text_20_body">European Interagency Security Forum</text:p>
      <text:p text:style-name="Text_20_body">Frontline Defenders</text:p>
      <text:p text:style-name="Text_20_body">Humanitarian Response</text:p>
      <text:p text:style-name="Text_20_body">iiLab</text:p>
      <text:p text:style-name="Text_20_body">Internews</text:p>
      <text:p text:style-name="Text_20_body">LevelUp</text:p>
      <text:p text:style-name="Text_20_body">Open Technology Fund</text:p>
      <text:p text:style-name="Text_20_body">Overseas Development Institute</text:p>
      <text:p text:style-name="Text_20_body">Protection International</text:p>
      <text:p text:style-name="Text_20_body">Rory Peck Trust</text:p>
      <text:p text:style-name="Text_20_body">Small World News</text:p>
      <text:p text:style-name="Text_20_body">Tactical Technology Collective</text:p>
      <text:p text:style-name="Text_20_body">The Engine Room</text:p>
      <text:p text:style-name="Text_20_body">The Guardian Project</text:p>
      <text:p text:style-name="Text_20_body">Videre</text:p>
      <text:p text:style-name="Text_20_body">And many other wonderful people!</text:p>
      <text:p text:style-name="Text_20_body">feed_location_label : Set the location for your feeds skip : Skip star_this_checklist : Star this checklist to make it one of your favourites\n\nClick here to share checklist no_sources_selected : No sources selected enable : Enable no_check_items_started_on_yet : No check items started on yet action_settings : Settings default_db_password : umbrella disable : Disable skip_password_title : Skip setting password unfauvorite : Unfavourite password_reset_notification : Password reset and all data removed. set_location_source_in_settings : Please set sources and location in the settings navigation_drawer_open : Open navigation drawer licences_html :</text:p>
      <text:h text:style-name="Heading_20_2" text:outline-level="2">CONTRIBUTING LICENCES</text:h>
      <text:p text:style-name="First_20_paragraph">Umbrella is a community project and could not have been created without the incredible work of many people and partners – especially those who helped provide content and code. We can’t thank you all enough. We’ve done our best to make sure all the licences and credit for your hard work are included here but if we made a mistake please let us know at legal@secfirst.org</text:p>
      <text:list text:style-name="L1">
        <text:list-item>
          <text:p text:style-name="P1">Surveillance Self Defence” by Electronic Frontier Foundation. Creative Commons Attribution 3.0. (2014). Surveillance Self Defense. Available at https://ssd.eff.org</text:p>
        </text:list-item>
        <text:list-item>
          <text:p text:style-name="P1">SQLCipher by The Guardian Project. The Android support libraries are licensed under Apache 2.0, in line with the Android OS code on which they are based. The SQLCipher code itself is licensed under a BSD-style license from Zetetic LLC. Finally, the original SQLite code itself is in the public domain. Available at https://guardianproject.info/code/sqlcipher/</text:p>
        </text:list-item>
        <text:list-item>
          <text:p text:style-name="P1">Tactical Technology Collective &amp; Frontline Defenders. Security in a Box. Available at https://securityinabox.org Creative Commons Attribution-Share Alike 3.0 Unported License.</text:p>
        </text:list-item>
        <text:list-item>
          <text:p text:style-name="P1">Humanitarian Practice Network. (2010) Good Practice Review Number 8: Operational security management in violent environments (Revised Ed.). Overseas Development Institute. Available at: http://www.odihpn.org Proprietry. © Overseas Development Institute, London, 2010.</text:p>
        </text:list-item>
        <text:list-item>
          <text:p text:style-name="P1">2004 CARE International - Safety and Security Handbook. Proprietry. Copyright © 2004 Cooperative for Assistance and Relief Everywhere, Inc. (CARE). All rights reserved.</text:p>
        </text:list-item>
        <text:list-item>
          <text:p text:style-name="P1">ECHO Generic Security Guide for Humanitarian Organisations, 2004. © European Union, 1995-2013</text:p>
        </text:list-item>
        <text:list-item>
          <text:p text:style-name="P1">Humanitarian Practice Network. (2010) Good Practice Review Number 8: Operational security management in violent environments (Revised Ed.). Overseas Development Institute. Available at: http://www.odihpn.org. Proprietry. © Overseas Development Institute, London, 2010.</text:p>
        </text:list-item>
        <text:list-item>
          <text:p text:style-name="P1">Fellow Security Initiative. 2008. The Social Entrepreneur\'s Security Toolkit. Ashoka: Innovators for the Public. Available at http://www.ashoka.org. Proprietry. Copyright © 2008, Ashoka: Innovators for the Public</text:p>
        </text:list-item>
        <text:list-item>
          <text:p text:style-name="P1">Schmickle, Sharon. 2007. Reporting War. Dart Center for Journalism &amp; Trauma and the Dart Society. Available at http://www.dartcenter.org. Proprietry. © 2007 Dart Center for Journalism &amp; Trauma and the Dart Society.</text:p>
        </text:list-item>
        <text:list-item>
          <text:p text:style-name="P1">Smyth, Frank. (2012). Journalist Security Guide. Committee to Protect Journalists. Available at http://www.cpj.org. Proprietry</text:p>
        </text:list-item>
        <text:list-item>
          <text:p text:style-name="P1">BBC. (2009). Journalism Safety Guide. BBC. Available at http://www.bbc.co.uk. Proprietry</text:p>
        </text:list-item>
        <text:list-item>
          <text:p text:style-name="P1">Eguren, Enrique. &amp; Caraj, Marie. 2008. New Protection Manual for Human Rights Defenders (3rd Ed.). Protection International. Available at http://www.protectioninternational.org. Proprietry. Copyright© 2008 by Protection International. This manual has been produced for the benefit of human rights defenders and may be quoted from or photocopied for non commercial purposes as long as the source/authors are acknowledged. For its inclusion in other publications or other uses please ask for authorization.</text:p>
        </text:list-item>
      </text:list>
      <text:h text:style-name="Heading_20_2" text:outline-level="2">UMBRELLA LICENCE</text:h>
      <text:p text:style-name="First_20_paragraph">Umbrella by Security First is licensed under a Creative Commons Attribution-NonCommercial-ShareAlike 4.0 International License.</text:p>
      <text:h text:style-name="Heading_20_2" text:outline-level="2">Creative Commons Attribution-NonCommercial-ShareAlike 4.0 International Public License</text:h>
      <text:p text:style-name="First_20_paragraph">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h text:style-name="Heading_20_3" text:outline-level="3">Section 1 – Definitions.</text:h>
      <text:list text:style-name="L2">
        <text:list-item>
          <text:p text:style-name="P2"><text:span text:style-name="T47">Adapted</text:span><text:span text:style-name="T48"> </text:span><text:span text:style-name="T49">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2"><text:span text:style-name="T50">Adapter\'s</text:span><text:span text:style-name="T51"> </text:span><text:span text:style-name="T52">License</text:span> means the license You apply to Your Copyright and Similar Rights in Your contributions to Adapted Material in accordance with the terms and conditions of this Public License.</text:p>
        </text:list-item>
        <text:list-item>
          <text:p text:style-name="P2"><text:span text:style-name="T53">BY-NC-SA</text:span><text:span text:style-name="T54"> </text:span><text:span text:style-name="T55">Compatible</text:span><text:span text:style-name="T56"> </text:span><text:span text:style-name="T57">License</text:span> means a license listed at creativecommons.org/compatiblelicenses, approved by Creative Commons as essentially the equivalent of this Public License.</text:p>
        </text:list-item>
        <text:list-item>
          <text:p text:style-name="P2"><text:span text:style-name="T58">Copyright</text:span><text:span text:style-name="T59"> </text:span><text:span text:style-name="T60">and</text:span><text:span text:style-name="T61"> </text:span><text:span text:style-name="T62">Similar</text:span><text:span text:style-name="T63"> </text:span><text:span text:style-name="T64">Rights</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2"><text:span text:style-name="T65">Effective</text:span><text:span text:style-name="T66"> </text:span><text:span text:style-name="T67">Technological</text:span><text:span text:style-name="T68"> </text:span><text:span text:style-name="T69">Measures</text:span>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2"><text:span text:style-name="T70">Exceptions</text:span><text:span text:style-name="T71"> </text:span><text:span text:style-name="T72">and</text:span><text:span text:style-name="T73"> </text:span><text:span text:style-name="T74">Limitations</text:span> means fair use, fair dealing, and/or any other exception or limitation to Copyright and Similar Rights that applies to Your use of the Licensed Material.</text:p>
        </text:list-item>
        <text:list-item>
          <text:p text:style-name="P2"><text:span text:style-name="T75">License</text:span><text:span text:style-name="T76"> </text:span><text:span text:style-name="T77">Elements</text:span> means the license attributes listed in the name of a Creative Commons Public License. The License Elements of this Public License are Attribution, NonCommercial, and ShareAlike.</text:p>
        </text:list-item>
        <text:list-item>
          <text:p text:style-name="P2"><text:span text:style-name="T78">Licensed</text:span><text:span text:style-name="T79"> </text:span><text:span text:style-name="T80">Material</text:span> means the artistic or literary work, database, or other material to which the Licensor applied this Public License.</text:p>
        </text:list-item>
        <text:list-item>
          <text:p text:style-name="P2"><text:span text:style-name="T81">Licensed</text:span><text:span text:style-name="T82"> </text:span><text:span text:style-name="T83">Rights</text:span>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2"><text:span text:style-name="T84">Licensor</text:span> means the individual(s) or entity(ies) granting rights under this Public License.</text:p>
        </text:list-item>
        <text:list-item>
          <text:p text:style-name="P2"><text:span text:style-name="T85">NonCommercial</text:span>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2"><text:span text:style-name="T86">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2"><text:span text:style-name="T87">Sui</text:span><text:span text:style-name="T88"> </text:span><text:span text:style-name="T89">Generis</text:span><text:span text:style-name="T90"> </text:span><text:span text:style-name="T91">Database</text:span><text:span text:style-name="T92"> </text:span><text:span text:style-name="T93">Rights</text:span>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2"><text:span text:style-name="T94">You</text:span> means the individual or entity exercising the Licensed Rights under this Public License. Your has a corresponding meaning.</text:p>
        </text:list-item>
      </text:list>
      <text:h text:style-name="Heading_20_3" text:outline-level="3">Section 2 – Scope.</text:h>
      <text:list text:style-name="L3">
        <text:list-item>
          <text:p text:style-name="P3"><text:span text:style-name="T95">License</text:span><text:span text:style-name="T96"> </text:span><text:span text:style-name="T97">grant.</text:span></text:p>
          <text:list>
            <text:list-item>
              <text:p text:style-name="P3">Subject to the terms and conditions of this Public License, the Licensor hereby grants You a worldwide, royalty-free, non-sublicensable, non-exclusive, irrevocable license to exercise the Licensed Rights in the Licensed Material to:</text:p>
              <text:list text:style-name="L4">
                <text:list-item>
                  <text:p text:style-name="P4">reproduce and Share the Licensed Material, in whole or in part, for NonCommercial purposes only; and</text:p>
                </text:list-item>
                <text:list-item>
                  <text:p text:style-name="P4">produce, reproduce, and Share Adapted Material for NonCommercial purposes only.</text:p>
                </text:list-item>
              </text:list>
            </text:list-item>
            <text:list-item>
              <text:p text:style-name="P3">Exceptions and Limitations. For the avoidance of doubt, where Exceptions and Limitations apply to Your use, this Public License does not apply, and You do not need to comply with its terms and conditions.</text:p>
            </text:list-item>
            <text:list-item>
              <text:p text:style-name="P3">Term. The term of this Public License is specified in Section 6(a).</text:p>
            </text:list-item>
            <text:list-item>
              <text:p text:style-name="P3">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4) never produces Adapted Material.</text:p>
            </text:list-item>
            <text:list-item>
              <text:p text:style-name="P3">Downstream recipients.</text:p>
              <text:list text:style-name="L5">
                <text:list-item>
                  <text:p text:style-name="P5">Offer from the Licensor – Licensed Material. Every recipient of the Licensed Material automatically receives an offer from the Licensor to exercise the Licensed Rights under the terms and conditions of this Public License.</text:p>
                </text:list-item>
                <text:list-item>
                  <text:p text:style-name="P5">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p text:style-name="P5">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text:span text:style-name="T98">Other</text:span><text:span text:style-name="T99"> </text:span><text:span text:style-name="T100">rights.</text:span></text:p>
          <text:list>
            <text:list-item>
              <text:p text:style-name="P5">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5">Patent and trademark rights are not licensed under this Public License.</text:p>
            </text:list-item>
            <text:list-item>
              <text:p text:style-name="P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h text:style-name="Heading_20_3" text:outline-level="3">Section 3 – License Conditions.</text:h>
      <text:p text:style-name="First_20_paragraph">Your exercise of the Licensed Rights is expressly made subject to the following conditions.</text:p>
      <text:list text:style-name="L6">
        <text:list-item>
          <text:p text:style-name="P6">Attribution.</text:p>
          <text:list text:style-name="L7">
            <text:list-item>
              <text:p text:style-name="P7">If You Share the Licensed Material (including in modified form), You must:</text:p>
              <text:list text:style-name="L8">
                <text:list-item>
                  <text:p text:style-name="P8">retain the following if it is supplied by the Licensor with the Licensed Material:</text:p>
                  <text:list text:style-name="L9">
                    <text:list-item>
                      <text:p text:style-name="P9">identification of the creator(s) of the Licensed Material and any others designated to receive attribution, in any reasonable manner requested by the Licensor (including by pseudonym if designated);</text:p>
                    </text:list-item>
                    <text:list-item>
                      <text:p text:style-name="P9">a copyright notice;</text:p>
                    </text:list-item>
                    <text:list-item>
                      <text:p text:style-name="P9">a notice that refers to this Public License;</text:p>
                    </text:list-item>
                    <text:list-item>
                      <text:p text:style-name="P9">a notice that refers to the disclaimer of warranties;</text:p>
                    </text:list-item>
                    <text:list-item>
                      <text:p text:style-name="P9">a URI or hyperlink to the Licensed Material to the extent reasonably practicable;</text:p>
                    </text:list-item>
                  </text:list>
                </text:list-item>
                <text:list-item>
                  <text:p text:style-name="P8">indicate if You modified the Licensed Material and retain an indication of any previous modifications; and</text:p>
                </text:list-item>
                <text:list-item>
                  <text:p text:style-name="P8">indicate the Licensed Material is licensed under this Public License, and include the text of, or the URI or hyperlink to, this Public License.</text:p>
                </text:list-item>
              </text:list>
            </text:list-item>
            <text:list-item>
              <text:p text:style-name="P7">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7">If requested by the Licensor, You must remove any of the information required by Section 3(a)(1)(A) to the extent reasonably practicable.</text:p>
            </text:list-item>
          </text:list>
        </text:list-item>
        <text:list-item>
          <text:p text:style-name="P6">ShareAlike.<text:line-break/>In addition to the conditions in Section 3(a), if You Share Adapted Material You produce, the following conditions also apply.</text:p>
          <text:list text:style-name="L10">
            <text:list-item>
              <text:p text:style-name="P10">The Adapter’s License You apply must be a Creative Commons license with the same License Elements, this version or later, or a BY-NC-SA Compatible License.</text:p>
            </text:list-item>
            <text:list-item>
              <text:p text:style-name="P10">You must include the text of, or the URI or hyperlink to, the Adapter\'s License You apply. You may satisfy this condition in any reasonable manner based on the medium, means, and context in which You Share Adapted Material.</text:p>
            </text:list-item>
            <text:list-item>
              <text:p text:style-name="P10">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h text:style-name="Heading_20_3" text:outline-level="3">Section 4 – Sui Generis Database Rights.</text:h>
      <text:p text:style-name="First_20_paragraph">Where the Licensed Rights include Sui Generis Database Rights that apply to Your use of the Licensed Material:</text:p>
      <text:list text:style-name="L11">
        <text:list-item>
          <text:p text:style-name="P11">for the avoidance of doubt, Section 2(a)(1) grants You the right to extract, reuse, reproduce, and Share all or a substantial portion of the contents of the database for NonCommercial purposes only;</text:p>
        </text:list-item>
        <text:list-item>
          <text:p text:style-name="P1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p text:style-name="P11">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h text:style-name="Heading_20_3" text:outline-level="3">Section 5 – Disclaimer of Warranties and Limitation of Liability.</text:h>
      <text:list text:style-name="L12">
        <text:list-item>
          <text:p text:style-name="P12">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12">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12">The disclaimer of warranties and limitation of liability provided above shall be interpreted in a manner that, to the extent possible, most closely approximates an absolute disclaimer and waiver of all liability.</text:p>
        </text:list-item>
      </text:list>
      <text:h text:style-name="Heading_20_3" text:outline-level="3">Section 6 – Term and Termination.</text:h>
      <text:list text:style-name="L13">
        <text:list-item>
          <text:p text:style-name="P13">This Public License applies for the term of the Copyright and Similar Rights licensed here. However, if You fail to comply with this Public License, then Your rights under this Public License terminate automatically.</text:p>
        </text:list-item>
        <text:list-item>
          <text:p text:style-name="P13">Where Your right to use the Licensed Material has terminated under Section 6(a), it reinstates:</text:p>
          <text:list text:style-name="L14">
            <text:list-item>
              <text:p text:style-name="P14">automatically as of the date the violation is cured, provided it is cured within 30 days of Your discovery of the violation; or</text:p>
            </text:list-item>
            <text:list-item>
              <text:p text:style-name="P14">upon express reinstatement by the Licensor.</text:p>
            </text:list-item>
          </text:list>
        </text:list-item>
      </text:list>
      <text:p text:style-name="First_20_paragraph">For the avoidance of doubt, this Section 6(b) does not affect any right the Licensor may have to seek remedies for Your violations of this Public License.</text:p>
      <text:list text:style-name="L15">
        <text:list-item>
          <text:p text:style-name="P15">For the avoidance of doubt, the Licensor may also offer the Licensed Material under separate terms or conditions or stop distributing the Licensed Material at any time; however, doing so will not terminate this Public License.</text:p>
        </text:list-item>
        <text:list-item>
          <text:p text:style-name="P15">Sections 1, 5, 6, 7, and 8 survive termination of this Public License.</text:p>
        </text:list-item>
      </text:list>
      <text:h text:style-name="Heading_20_3" text:outline-level="3">Section 7 – Other Terms and Conditions.</text:h>
      <text:list text:style-name="L16">
        <text:list-item>
          <text:p text:style-name="P16">The Licensor shall not be bound by any additional or different terms or conditions communicated by You unless expressly agreed.</text:p>
        </text:list-item>
        <text:list-item>
          <text:p text:style-name="P16">Any arrangements, understandings, or agreements regarding the Licensed Material not stated herein are separate from and independent of the terms and conditions of this Public License.</text:p>
        </text:list-item>
      </text:list>
      <text:h text:style-name="Heading_20_3" text:outline-level="3">Section 8 – Interpretation.</text:h>
      <text:list text:style-name="L17">
        <text:list-item>
          <text:p text:style-name="P17">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17">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17">No term or condition of this Public License will be waived and no failure to comply consented to unless expressly agreed to by the Licensor.</text:p>
        </text:list-item>
        <text:list-item>
          <text:p text:style-name="P17">Nothing in this Public License constitutes or may be interpreted as a limitation upon, or waiver of, any privileges and immunities that apply to the Licensor or You, including from the legal processes of any jurisdiction or authority.</text:p>
        </text:list-item>
      </text:list>
      <text:h text:style-name="Heading_20_2" text:outline-level="2">Umbrella - Code Licence:</text:h>
      <text:p text:style-name="First_20_paragraph">GNU GENERAL PUBLIC LICENSE<text:line-break/>Version 3, 29 June 2007<text:line-break/>Copyright (C) 2007 Free Software Foundation, Inc.<text:line-break/><text:line-break/>Everyone is permitted to copy and distribute verbatim copies of this license document, but changing it is not allowed.</text:p>
      <text:h text:style-name="Heading_20_3" text:outline-level="3">Preamble</text:h>
      <text:p text:style-name="First_20_paragraph">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The precise terms and conditions for copying, distribution and modification follow.</text:p>
      <text:h text:style-name="Heading_20_2" text:outline-level="2">TERMS AND CONDITIONS</text:h>
      <text:h text:style-name="Heading_20_3" text:outline-level="3">0. Definitions.</text:h>
      <text:p text:style-name="First_20_paragraph">“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1. Source Code.</text:h>
      <text:p text:style-name="First_20_paragraph">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3" text:outline-level="3">2. Basic Permissions.</text:h>
      <text:p text:style-name="First_20_paragraph">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3" text:outline-level="3">3. Protecting Users\' Legal Rights From Anti-Circumvention Law.</text:h>
      <text:p text:style-name="First_20_paragraph">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4. Conveying Verbatim Copies.</text:h>
      <text:p text:style-name="First_20_paragraph">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3" text:outline-level="3">5. Conveying Modified Source Versions.</text:h>
      <text:p text:style-name="First_20_paragraph">You may convey a work based on the Program, or the modifications to produce it from the Program, in the form of source code under the terms of section 4, provided that you also meet all of these conditions:</text:p>
      <text:list text:style-name="L18">
        <text:list-item>
          <text:p text:style-name="P18">a) The work must carry prominent notices stating that you modified it, and giving a relevant date.</text:p>
        </text:list-item>
        <text:list-item>
          <text:p text:style-name="P18">b) The work must carry prominent notices stating that it is released under this License and any conditions added under section 7. This requirement modifies the requirement in section 4 to “keep intact all notices”.</text:p>
        </text:list-item>
        <text:list-item>
          <text:p text:style-name="P1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18">d) If the work has interactive user interfaces, each must display Appropriate Legal Notices; however, if the Program has interactive interfaces that do not display Appropriate Legal Notices, your work need not make them do so.</text:p>
        </text:list-item>
      </text:list>
      <text:p text:style-name="First_20_paragraph">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6. Conveying Non-Source Forms.</text:h>
      <text:p text:style-name="First_20_paragraph">You may convey a covered work in object code form under the terms of sections 4 and 5, provided that you also convey the machine-readable Corresponding Source under the terms of this License, in one of these ways:</text:p>
      <text:list text:style-name="L19">
        <text:list-item>
          <text:p text:style-name="P19">a) Convey the object code in, or embodied in, a physical product (including a physical distribution medium), accompanied by the Corresponding Source fixed on a durable physical medium customarily used for software interchange.</text:p>
        </text:list-item>
        <text:list-item>
          <text:p text:style-name="P1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19">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1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19">e) Convey the object code using peer-to-peer transmission, provided you inform other peers where the object code and Corresponding Source of the work are being offered to the general public at no charge under subsection 6d.</text:p>
        </text:list-item>
      </text:list>
      <text:p text:style-name="First_20_paragraph">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7. Additional Terms.</text:h>
      <text:p text:style-name="First_20_paragraph">“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text:style-name="L20">
        <text:list-item>
          <text:p text:style-name="P20">a) Disclaiming warranty or limiting liability differently from the terms of sections 15 and 16 of this License; or</text:p>
        </text:list-item>
        <text:list-item>
          <text:p text:style-name="P20">b) Requiring preservation of specified reasonable legal notices or author attributions in that material or in the Appropriate Legal Notices displayed by works containing it; or</text:p>
        </text:list-item>
        <text:list-item>
          <text:p text:style-name="P20">c) Prohibiting misrepresentation of the origin of that material, or requiring that modified versions of such material be marked in reasonable ways as different from the original version; or</text:p>
        </text:list-item>
        <text:list-item>
          <text:p text:style-name="P20">d) Limiting the use for publicity purposes of names of licensors or authors of the material; or</text:p>
        </text:list-item>
        <text:list-item>
          <text:p text:style-name="P20">e) Declining to grant rights under trademark law for use of some trade names, trademarks, or service marks; or</text:p>
        </text:list-item>
        <text:list-item>
          <text:p text:style-name="P2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First_20_paragraph">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3" text:outline-level="3">8. Termination.</text:h>
      <text:p text:style-name="First_20_paragraph">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9. Acceptance Not Required for Having Copies.</text:h>
      <text:p text:style-name="First_20_paragraph">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10. Automatic Licensing of Downstream Recipients.</text:h>
      <text:p text:style-name="First_20_paragraph">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3" text:outline-level="3">11. Patents.</text:h>
      <text:p text:style-name="First_20_paragraph">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3" text:outline-level="3">12. No Surrender of Others\' Freedom.</text:h>
      <text:p text:style-name="First_20_paragraph">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13. Use with the GNU Affero General Public License.</text:h>
      <text:p text:style-name="First_20_paragraph">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14. Revised Versions of this License.</text:h>
      <text:p text:style-name="First_20_paragraph">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h text:style-name="Heading_20_3" text:outline-level="3">15. Disclaimer of Warranty.</text:h>
      <text:p text:style-name="First_20_paragraph">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16. Limitation of Liability.</text:h>
      <text:p text:style-name="First_20_paragraph">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17. Interpretation of Sections 15 and 16.</text:h>
      <text:p text:style-name="First_20_paragraph">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p text:style-name="Text_20_body">no_results_label : No results found reset_password_title : Confirm reset password swipe_left_to_read : Swipe left to read through the lesson or click on a tab to go straight to that section\n\nYou can also skip straight to the checklist found_for_this_query : found for this query section1_tab_title3 : Checklist intermediate : Advanced result_while_searching_for : result while searching for set_location : Your location hello_world : Hello world! choose_refresh_inteval : Choose refresh interval: title_activity_search : Search results tour_slide_4_text : Stay up to date with the latest information on where you are manually : Manually login_password : Log in with your password no : No action_export_checklist : Share checklist set_password : Set password refresh_interval_feeds : Refresh interval for feeds disable_password : Don\'t ask for password again incorrect_password : Password incorrect. Please try again. choose_stronger_password : "You must choose a stronger password. " passwords_do_not_match : Passwords do not match. favourite : Favourite close_drawer : Open no_feed_updates : There were no news updates for your chosen country, pull to refresh. expert : Expert add_own_checklist_item : Add your own checklist item\n slide : "Slide " navigation_drawer_close : Close navigation drawer checklist : Checklist select_action : Select an action no_feed_settings : You haven\'t set the country and the sources for the feed yet. You have to do it in order for the feed to start displaying, and you can change it any time later in the settings. ok :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